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53b" officeooo:paragraph-rsid="0001d5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ng MovieLib</text:p>
      <text:p text:style-name="P1">==============</text:p>
      <text:p text:style-name="P1"/>
      <text:p text:style-name="P1">$ mkdir movielib</text:p>
      <text:p text:style-name="P1">$ cd movielib</text:p>
      <text:p text:style-name="P1">$ npm ini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5:41:43.095731141</meta:creation-date>
    <dc:date>2022-02-09T15:43:26.879782704</dc:date>
    <meta:editing-duration>PT1M44S</meta:editing-duration>
    <meta:editing-cycles>1</meta:editing-cycles>
    <meta:document-statistic meta:table-count="0" meta:image-count="0" meta:object-count="0" meta:page-count="1" meta:paragraph-count="5" meta:word-count="12" meta:character-count="70" meta:non-whitespace-character-count="63"/>
    <meta:generator>LibreOffice/6.4.7.2$Linux_X86_64 LibreOffice_project/40$Build-2</meta:generator>
  </office:meta>
</office:document-meta>
</file>